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rsid="000032e8" officeooo:paragraph-rsid="000032e8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rsid="0003025f" officeooo:paragraph-rsid="0003025f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32e8"/>
    </style:style>
    <style:style style:name="T3" style:family="text">
      <style:text-properties officeooo:rsid="00030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<text:span text:style-name="T3">6</text:span></text:p>
      <text:p text:style-name="P3"/>
      <text:p text:style-name="P4">Añadir a la actividad 5 <text:s/>la posibilidad de eliminar cualquier elemento de la lista haciendo doble click en el elemento que se quiere eliminar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17T07:28:59.899000000</dc:date>
    <meta:editing-duration>PT22M38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2" meta:word-count="26" meta:character-count="153" meta:non-whitespace-character-count="128"/>
  </office:meta>
</office:document-meta>
</file>